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000000" draw:marker-start-width="0.8cm" draw:marker-end-width="0.8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4" style:family="graphic" style:parent-style-name="standard">
      <style:graphic-properties draw:textarea-horizontal-align="justify" draw:textarea-vertical-align="middle" draw:auto-grow-height="false" fo:min-height="2.154cm" fo:min-width="8.834cm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10.6cm" svg:height="3cm" svg:x="2.8cm" svg:y="0.8cm">
          <text:p text:style-name="P1"><text:span text:style-name="T1">Simulació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4cm" svg:height="3cm" svg:x="14.8cm" svg:y="0.8cm">
          <text:p text:style-name="P1"><text:span text:style-name="T1">Modelos </text:span></text:p>
          <text:p text:style-name="P1"><text:span text:style-name="T1">Semi-analítico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8cm" svg:height="4.4cm" svg:x="8.4cm" svg:y="5.6cm">
          <text:p text:style-name="P1"><text:span text:style-name="T1">Catálogos</text:span></text:p>
          <text:p text:style-name="P1"><text:span text:style-name="T1">Simulad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8cm" svg:y1="3.8cm" svg:x2="10.8cm" svg:y2="6cm">
          <text:p/>
        </draw:line>
        <draw:line draw:style-name="gr2" draw:text-style-name="P3" draw:layer="layout" svg:x1="19.6cm" svg:y1="3.8cm" svg:x2="17.6cm" svg:y2="6cm">
          <text:p/>
        </draw:line>
        <draw:custom-shape draw:style-name="gr3" draw:text-style-name="P3" draw:layer="layout" svg:width="1.2cm" svg:height="11.2cm" draw:transform="rotate (-1.5707963267949) translate (19.8cm 9.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" draw:text-style-name="P2" draw:layer="layout" svg:width="20.4cm" svg:height="3.6cm" svg:x="4.4cm" svg:y="11.4cm">
          <text:p text:style-name="P1"><text:span text:style-name="T1">Métodos de Aprendizaje</text:span></text:p>
          <text:p text:style-name="P1"><text:span text:style-name="T1">Automático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2cm" svg:height="3.4cm" svg:x="7.4cm" svg:y="17.6cm">
          <text:p text:style-name="P1"><text:span text:style-name="T1">Catálogos</text:span></text:p>
          <text:p text:style-name="P1"><text:span text:style-name="T1">Rea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2cm" svg:y1="15cm" svg:x2="14.2cm" svg:y2="17.6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c0c0c0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0c0c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</meta:initial-creator>
    <meta:creation-date>2014-04-10T20:48:50.994658153</meta:creation-date>
    <dc:date>2016-10-24T16:05:05.355919820</dc:date>
    <meta:editing-duration>PT2M36S</meta:editing-duration>
    <meta:editing-cycles>2</meta:editing-cycles>
    <meta:generator>LibreOffice/5.1.4.2$Linux_X86_64 LibreOffice_project/10m0$Build-2</meta:generator>
    <meta:document-statistic meta:object-count="32"/>
  </office:meta>
</office:document-meta>
</file>